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4.126cm" style:use-optimal-column-width="false"/>
    </style:style>
    <style:style style:name="co2" style:family="table-column">
      <style:table-column-properties style:column-width="42.519cm" style:use-optimal-column-width="false"/>
    </style:style>
    <style:style style:name="co3" style:family="table-column">
      <style:table-column-properties style:column-width="48.018cm" style:use-optimal-column-width="false"/>
    </style:style>
    <style:style style:name="co4" style:family="table-column">
      <style:table-column-properties style:column-width="81.818cm" style:use-optimal-column-width="false"/>
    </style:style>
    <style:style style:name="co5" style:family="table-column">
      <style:table-column-properties style:column-width="88.4cm" style:use-optimal-column-width="false"/>
    </style:style>
    <style:style style:name="ro1" style:family="table-row">
      <style:table-row-properties style:row-height="56.871cm" style:use-optimal-row-height="false"/>
    </style:style>
    <style:style style:name="ce1" style:family="table-cell">
      <loext:graphic-properties draw:textarea-vertical-align="middle"/>
      <style:paragraph-properties fo:text-align="center" style:text-autospace="none"/>
      <style:text-properties style:font-name="Liberation Sans" fo:font-size="200pt" style:font-name-asian="Liberation Sans" style:font-size-asian="200pt" style:font-name-complex="Liberation Sans" style:font-size-complex="200pt"/>
    </style:style>
    <style:style style:name="ce2" style:family="table-cell">
      <loext:graphic-properties style:writing-mode="rl-tb"/>
      <style:paragraph-properties fo:text-align="justify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ce3" style:family="table-cell">
      <loext:graphic-properties draw:textarea-vertical-align="middle"/>
      <style:paragraph-properties style:text-autospace="none"/>
      <style:text-properties style:font-name="Tahoma" fo:font-size="180pt" style:font-name-asian="Liberation Sans" style:font-size-asian="180pt" style:font-name-complex="Liberation Sans" style:font-size-complex="180pt"/>
    </style:style>
    <style:style style:name="P1" style:family="paragraph">
      <style:paragraph-properties fo:text-align="center" style:text-autospace="none"/>
      <style:text-properties style:font-name="Liberation Sans" fo:font-size="200pt" style:font-name-asian="Liberation Sans" style:font-size-asian="200pt" style:font-name-complex="Liberation Sans" style:font-size-complex="200pt"/>
    </style:style>
    <style:style style:name="P2" style:family="paragraph">
      <style:paragraph-properties fo:text-align="justify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P3" style:family="paragraph">
      <style:paragraph-properties style:text-autospace="none"/>
      <style:text-properties style:font-name="Tahoma" fo:font-size="180pt" style:font-name-asian="Liberation Sans" style:font-size-asian="180pt" style:font-name-complex="Liberation Sans" style:font-size-complex="180pt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="Alvi Nastaleeq" style:font-name-complex="Alvi Nastaleeq"/>
    </style:style>
    <style:style style:name="T3" style:family="text">
      <style:text-properties style:font-name="Tahoma" style:font-name-asian="Liberation Sans" style:font-name-complex="Liberation Sans"/>
    </style:style>
    <style:style style:name="T4" style:family="text">
      <style:text-properties style:font-name="Alvi Nastaleeq" fo:font-weight="bold" style:font-weight-asian="bold" style:font-name-complex="Alvi Nastaleeq" style:font-weight-complex="bold"/>
    </style:style>
    <style:style style:name="T5" style:family="text">
      <style:text-properties style:font-name="Tahoma" fo:font-weight="bold" style:font-name-asian="Liberation Sans" style:font-weight-asian="bold" style:font-name-complex="Liberation San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73.132cm" svg:height="227.483cm" svg:x="0cm" svg:y="0cm">
          <table:table table:template-name="black-gray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5"/>
            <table:table-column table:style-name="co1"/>
            <table:table-row table:style-name="ro1" table:default-cell-style-name="ce1">
              <table:table-cell>
                <text:p text:style-name="P1"><text:span text:style-name="T1">2</text:span></text:p>
              </table:table-cell>
              <table:table-cell table:style-name="ce2">
                <text:p text:style-name="P2"><text:span text:style-name="T2">شبیر کی وہ لاڈلی،</text:span><text:span text:style-name="T2"><text:line-break/></text:span><text:span text:style-name="T2">سینے پہ جو شاہ کے پلی</text:span><text:span text:style-name="T2"><text:line-break/></text:span><text:span text:style-name="T2">جس کی أبا بن میں جلی،</text:span><text:span text:style-name="T2"><text:line-break/></text:span><text:span text:style-name="T2">منہ پر تماچوں کے نشان</text:span><text:span text:style-name="T2"><text:line-break/></text:span><text:span text:style-name="T2"><text:line-break/></text:span><text:span text:style-name="T2">مولا حق امام...</text:span></text:p>
              </table:table-cell>
              <table:table-cell table:style-name="ce2">
                <text:p text:style-name="P2"><text:span text:style-name="T2">وہ عابد بیمار تھا،</text:span><text:span text:style-name="T2"><text:line-break/></text:span><text:span text:style-name="T2">چلنے سے جو لاچار تھا</text:span><text:span text:style-name="T2"><text:line-break/></text:span><text:span text:style-name="T2">اور شام کا بازار تھا،</text:span><text:span text:style-name="T2"><text:line-break/></text:span><text:span text:style-name="T2">اور مصطفی کی بیٹیاں</text:span><text:span text:style-name="T2"><text:line-break/></text:span><text:span text:style-name="T2"><text:line-break/></text:span><text:span text:style-name="T2">مولا حق امام...</text:span></text:p>
              </table:table-cell>
              <table:table-cell>
                <text:p text:style-name="P1"><text:span text:style-name="T1">1</text:span></text:p>
              </table:table-cell>
              <table:table-cell table:style-name="ce3">
                <text:p text:style-name="P3"><text:span text:style-name="T3">Wo Aabid-e-beemar tha,</text:span><text:span text:style-name="T3"><text:line-break/></text:span><text:span text:style-name="T3">Chalne se jo lachaar tha</text:span><text:span text:style-name="T3"><text:line-break/></text:span><text:span text:style-name="T3">Aur shaam ka bazaar tha,</text:span><text:span text:style-name="T3"><text:line-break/></text:span><text:span text:style-name="T3">Aur Mustafa ki betiyaan</text:span><text:span text:style-name="T3"><text:line-break/></text:span><text:span text:style-name="T3"><text:line-break/></text:span><text:span text:style-name="T3">Maula haq imam....</text:span></text:p>
              </table:table-cell>
              <table:table-cell table:style-name="ce3">
                <text:p text:style-name="P3"><text:span text:style-name="T3">Shabbir ki wo laadli,</text:span><text:span text:style-name="T3"><text:line-break/></text:span><text:span text:style-name="T3">Sine pe jo shah ke pali</text:span><text:span text:style-name="T3"><text:line-break/></text:span><text:span text:style-name="T3">Jiski abaa ban me jali,</text:span><text:span text:style-name="T3"><text:line-break/></text:span><text:span text:style-name="T3">Mun per tamanchon ke nishaan</text:span><text:span text:style-name="T3"><text:line-break/></text:span><text:span text:style-name="T3"><text:line-break/></text:span><text:span text:style-name="T3">Maula haq imam....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 table:style-name="ce2">
                <text:p text:style-name="P2"><text:span text:style-name="T2">وہ با وفا عباس تھا،</text:span><text:span text:style-name="T2"><text:line-break/></text:span><text:span text:style-name="T2">دُکھیوں کی جو ایک آس تھا</text:span><text:span text:style-name="T2"><text:line-break/></text:span><text:span text:style-name="T2">پانی لیا پر نہ پیا،</text:span><text:span text:style-name="T2"><text:line-break/></text:span><text:span text:style-name="T2">معصوم کا احساس تھا</text:span><text:span text:style-name="T2"><text:line-break/></text:span><text:span text:style-name="T2"><text:line-break/></text:span><text:span text:style-name="T4">غازی باوفا....</text:span></text:p>
              </table:table-cell>
              <table:table-cell table:style-name="ce2">
                <text:p text:style-name="P2"><text:span text:style-name="T2">وہ زینب و کلثوم تھیں،</text:span><text:span text:style-name="T2"><text:line-break/></text:span><text:span text:style-name="T2">چادر سے جو محروم تھیں</text:span><text:span text:style-name="T2"><text:line-break/></text:span><text:span text:style-name="T2">نامحرموں کے درمیاں،</text:span><text:span text:style-name="T2"><text:line-break/></text:span><text:span text:style-name="T2">اور مرتضی کی بیٹیاں</text:span><text:span text:style-name="T2"><text:line-break/></text:span><text:span text:style-name="T2"><text:line-break/></text:span><text:span text:style-name="T4">غازی باوفا....</text:span></text:p>
              </table:table-cell>
              <table:table-cell>
                <text:p text:style-name="P1"><text:span text:style-name="T1">3</text:span></text:p>
              </table:table-cell>
              <table:table-cell table:style-name="ce3">
                <text:p text:style-name="P3"><text:span text:style-name="T3">Wo zainab o kulsoom thin,</text:span><text:span text:style-name="T3"><text:line-break/></text:span><text:span text:style-name="T3">Chaadar se jo mehroom thin</text:span><text:span text:style-name="T3"><text:line-break/></text:span><text:span text:style-name="T3">Na mehramon ke darmiyaan,</text:span><text:span text:style-name="T3"><text:line-break/></text:span><text:span text:style-name="T3">Aur murtaza ki betiyaan</text:span><text:span text:style-name="T3"><text:line-break/></text:span><text:span text:style-name="T3"><text:line-break/></text:span><text:span text:style-name="T5">Ghazi bawafa....</text:span></text:p>
              </table:table-cell>
              <table:table-cell table:style-name="ce3">
                <text:p text:style-name="P3"><text:span text:style-name="T3">Wo bawafa abbas tha,</text:span><text:span text:style-name="T3"><text:line-break/></text:span><text:span text:style-name="T3">dukhiyon ki jo eik aas tha</text:span><text:span text:style-name="T3"><text:line-break/></text:span><text:span text:style-name="T3">Paani liya par na piya,</text:span><text:span text:style-name="T3"><text:line-break/></text:span><text:span text:style-name="T3">Masoom ka ehsaas tha</text:span><text:span text:style-name="T3"><text:line-break/></text:span><text:span text:style-name="T3"><text:line-break/></text:span><text:span text:style-name="T5">Ghazi bawafa....</text:span></text:p>
              </table:table-cell>
              <table:table-cell>
                <text:p text:style-name="P1"><text:span text:style-name="T1">4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6</text:span></text:p>
              </table:table-cell>
              <table:table-cell table:style-name="ce2">
                <text:p text:style-name="P2"><text:span text:style-name="T2">وہ اصغرِ بے شیر تھا،</text:span><text:span text:style-name="T2"><text:line-break/></text:span><text:span text:style-name="T2">اور حرملہ کا تیر تھا</text:span><text:span text:style-name="T2"><text:line-break/></text:span><text:span text:style-name="T2">پیاسا گلا کیونکر کٹا،</text:span><text:span text:style-name="T2"><text:line-break/></text:span><text:span text:style-name="T2">روئی زمیں اور آسماں</text:span><text:span text:style-name="T2"><text:line-break/></text:span><text:span text:style-name="T2"><text:line-break/></text:span><text:span text:style-name="T2">مولا حق امام....</text:span></text:p>
              </table:table-cell>
              <table:table-cell table:style-name="ce2">
                <text:p text:style-name="P2"><text:span text:style-name="T2">روکر کہے قاسم کی ماں،</text:span><text:span text:style-name="T2"><text:line-break/></text:span><text:span text:style-name="T2">مارا گیا قاسم جواں</text:span><text:span text:style-name="T2"><text:line-break/></text:span><text:span text:style-name="T2">اے لال میں ڈھونڈوں کہاں،</text:span><text:span text:style-name="T2"><text:line-break/></text:span><text:span text:style-name="T2">مہندی تیری سہرا تیرا</text:span><text:span text:style-name="T2"><text:line-break/></text:span><text:span text:style-name="T2"><text:line-break/></text:span><text:span text:style-name="T2">مولا حق امام....</text:span></text:p>
              </table:table-cell>
              <table:table-cell>
                <text:p text:style-name="P1"><text:span text:style-name="T1">5</text:span></text:p>
              </table:table-cell>
              <table:table-cell table:style-name="ce3">
                <text:p text:style-name="P3"><text:span text:style-name="T3">Ro kar kahe Qasim ki maan,</text:span><text:span text:style-name="T3"><text:line-break/></text:span><text:span text:style-name="T3">Mara gaya Qasim jawaan</text:span><text:span text:style-name="T3"><text:line-break/></text:span><text:span text:style-name="T3">Ay laal mei dhundhun kahan,</text:span><text:span text:style-name="T3"><text:line-break/></text:span><text:span text:style-name="T3">mehndi teri sehra tera</text:span><text:span text:style-name="T3"><text:line-break/></text:span><text:span text:style-name="T3"><text:line-break/></text:span><text:span text:style-name="T3">Maula haq imam....</text:span></text:p>
              </table:table-cell>
              <table:table-cell table:style-name="ce3">
                <text:p text:style-name="P3"><text:span text:style-name="T3">Wo Asghar-e-besheer tha,</text:span><text:span text:style-name="T3"><text:line-break/></text:span><text:span text:style-name="T3">Aur Hurmala ka teer tha</text:span><text:span text:style-name="T3"><text:line-break/></text:span><text:span text:style-name="T3">Pyasa ghala kyun kar kata,</text:span><text:span text:style-name="T3"><text:line-break/></text:span><text:span text:style-name="T3">Royi zameen aur aasmaan</text:span><text:span text:style-name="T3"><text:line-break/></text:span><text:span text:style-name="T3"><text:line-break/></text:span><text:span text:style-name="T3">Maula haq imam....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8</text:span></text:p>
              </table:table-cell>
              <table:table-cell table:style-name="ce2">
                <text:p text:style-name="P2"><text:span text:style-name="T2">شامِ غریبان چھا گئی،</text:span><text:span text:style-name="T2"><text:line-break/></text:span><text:span text:style-name="T2">عابد کو غیرت کھا گئی</text:span><text:span text:style-name="T2"><text:line-break/></text:span><text:span text:style-name="T2">پہرے پہ زینب آ گئی،</text:span><text:span text:style-name="T2"><text:line-break/></text:span><text:span text:style-name="T2">عباس اور اکبر کہاں</text:span><text:span text:style-name="T2"><text:line-break/></text:span><text:span text:style-name="T2"><text:line-break/></text:span><text:span text:style-name="T2">مولا حق امام....</text:span></text:p>
              </table:table-cell>
              <table:table-cell table:style-name="ce2">
                <text:p text:style-name="P2"><text:span text:style-name="T2">پیاسے گلے خنجر چلے،</text:span><text:span text:style-name="T2"><text:line-break/></text:span><text:span text:style-name="T2">چادر چھنی خیمے جلے</text:span><text:span text:style-name="T2"><text:line-break/></text:span><text:span text:style-name="T2">عباس کے پرچم تلے،</text:span><text:span text:style-name="T2"><text:line-break/></text:span><text:span text:style-name="T2">روتی رہیں سیدانیاں</text:span><text:span text:style-name="T2"><text:line-break/></text:span><text:span text:style-name="T2"><text:line-break/></text:span><text:span text:style-name="T2">مولا حق امام....</text:span></text:p>
              </table:table-cell>
              <table:table-cell>
                <text:p text:style-name="P1"><text:span text:style-name="T1">7</text:span></text:p>
              </table:table-cell>
              <table:table-cell table:style-name="ce3">
                <text:p text:style-name="P3"><text:span text:style-name="T3">Pyaase gale khanjar chale,</text:span><text:span text:style-name="T3"><text:line-break/></text:span><text:span text:style-name="T3">Chaadar chini khaime jale</text:span><text:span text:style-name="T3"><text:line-break/></text:span><text:span text:style-name="T3">Abbas ke parcham tale,</text:span><text:span text:style-name="T3"><text:line-break/></text:span><text:span text:style-name="T3">Roti rahin sedaniyan</text:span><text:span text:style-name="T3"><text:line-break/></text:span><text:span text:style-name="T3"><text:line-break/></text:span><text:span text:style-name="T3">Maula haq imam....</text:span></text:p>
              </table:table-cell>
              <table:table-cell table:style-name="ce3">
                <text:p text:style-name="P3"><text:span text:style-name="T3">Sham-e-ghareeban chagayi,</text:span><text:span text:style-name="T3"><text:line-break/></text:span><text:span text:style-name="T3">Abid ko ghairat khaa gayi</text:span><text:span text:style-name="T3"><text:line-break/></text:span><text:span text:style-name="T3">pehre pe Zainab aagayi,</text:span><text:span text:style-name="T3"><text:line-break/></text:span><text:span text:style-name="T3">Abbas aur Akbar kahan</text:span><text:span text:style-name="T3"><text:line-break/></text:span><text:span text:style-name="T3"><text:line-break/></text:span><text:span text:style-name="T3">Maula haq imam....</text:span></text:p>
              </table:table-cell>
              <table:table-cell>
                <text:p text:style-name="P1"><text:span text:style-name="T1">8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73.13cm" fo:page-height="227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4T12:05:55.728629500</dc:date>
    <meta:editing-duration>PT41M31S</meta:editing-duration>
    <meta:editing-cycles>9</meta:editing-cycles>
    <meta:generator>LibreOffice/25.2.4.3$Windows_X86_64 LibreOffice_project/33e196637044ead23f5c3226cde09b47731f7e27</meta:generator>
    <meta:document-statistic meta:object-count="1"/>
  </office:meta>
</office:document-meta>
</file>